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.093cm" svg:height="12.909cm" svg:x="2.919cm" svg:y="15.964cm">
            <draw:object draw:notify-on-update-of-ranges="Лист1.B5:Лист1.O5 Лист1.B12:Лист1.O12 Лист1.A8:Лист1.A8 Лист1.B10:Лист1.O10 Лист1.A5:Лист1.A5 Лист1.B7:Лист1.O7 Лист1.B12:Лист1.O12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49" calcext:value-type="float">
            <text:p>8,49</text:p>
          </table:table-cell>
          <table:table-cell office:value-type="float" office:value="8.76" calcext:value-type="float">
            <text:p>8,76</text:p>
          </table:table-cell>
          <table:table-cell office:value-type="float" office:value="9.723333" calcext:value-type="float">
            <text:p>9,723333</text:p>
          </table:table-cell>
          <table:table-cell office:value-type="float" office:value="10.2925" calcext:value-type="float">
            <text:p>10,2925</text:p>
          </table:table-cell>
          <table:table-cell office:value-type="float" office:value="11.228" calcext:value-type="float">
            <text:p>11,228</text:p>
          </table:table-cell>
          <table:table-cell office:value-type="float" office:value="13.488333" calcext:value-type="float">
            <text:p>13,488333</text:p>
          </table:table-cell>
          <table:table-cell office:value-type="float" office:value="12.185714" calcext:value-type="float">
            <text:p>12,185714</text:p>
          </table:table-cell>
          <table:table-cell office:value-type="float" office:value="12.54875" calcext:value-type="float">
            <text:p>12,54875</text:p>
          </table:table-cell>
          <table:table-cell office:value-type="float" office:value="13.721111" calcext:value-type="float">
            <text:p>13,721111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806364" calcext:value-type="float">
            <text:p>11,806364</text:p>
          </table:table-cell>
          <table:table-cell office:value-type="float" office:value="13.1875" calcext:value-type="float">
            <text:p>13,1875</text:p>
          </table:table-cell>
          <table:table-cell office:value-type="float" office:value="14.887692" calcext:value-type="float">
            <text:p>14,887692</text:p>
          </table:table-cell>
          <table:table-cell office:value-type="float" office:value="12.076429" calcext:value-type="float">
            <text:p>12,076429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23" calcext:value-type="float">
            <text:p>6,23</text:p>
          </table:table-cell>
          <table:table-cell office:value-type="float" office:value="4.985" calcext:value-type="float">
            <text:p>4,985</text:p>
          </table:table-cell>
          <table:table-cell office:value-type="float" office:value="5.26" calcext:value-type="float">
            <text:p>5,26</text:p>
          </table:table-cell>
          <table:table-cell office:value-type="float" office:value="5.18" calcext:value-type="float">
            <text:p>5,18</text:p>
          </table:table-cell>
          <table:table-cell office:value-type="float" office:value="5.178" calcext:value-type="float">
            <text:p>5,178</text:p>
          </table:table-cell>
          <table:table-cell office:value-type="float" office:value="5.555" calcext:value-type="float">
            <text:p>5,555</text:p>
          </table:table-cell>
          <table:table-cell office:value-type="float" office:value="7.04" calcext:value-type="float">
            <text:p>7,04</text:p>
          </table:table-cell>
          <table:table-cell office:value-type="float" office:value="7.39375" calcext:value-type="float">
            <text:p>7,39375</text:p>
          </table:table-cell>
          <table:table-cell office:value-type="float" office:value="7.537778" calcext:value-type="float">
            <text:p>7,537778</text:p>
          </table:table-cell>
          <table:table-cell office:value-type="float" office:value="7.565" calcext:value-type="float">
            <text:p>7,565</text:p>
          </table:table-cell>
          <table:table-cell office:value-type="float" office:value="7.470909" calcext:value-type="float">
            <text:p>7,470909</text:p>
          </table:table-cell>
          <table:table-cell office:value-type="float" office:value="7.279167" calcext:value-type="float">
            <text:p>7,279167</text:p>
          </table:table-cell>
          <table:table-cell office:value-type="float" office:value="7.266154" calcext:value-type="float">
            <text:p>7,266154</text:p>
          </table:table-cell>
          <table:table-cell office:value-type="float" office:value="7.315" calcext:value-type="float">
            <text:p>7,31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73" calcext:value-type="float">
            <text:p>11,73</text:p>
          </table:table-cell>
          <table:table-cell office:value-type="float" office:value="15.85" calcext:value-type="float">
            <text:p>15,85</text:p>
          </table:table-cell>
          <table:table-cell office:value-type="float" office:value="20.066667" calcext:value-type="float">
            <text:p>20,066667</text:p>
          </table:table-cell>
          <table:table-cell office:value-type="float" office:value="24.4775" calcext:value-type="float">
            <text:p>24,4775</text:p>
          </table:table-cell>
          <table:table-cell office:value-type="float" office:value="26.882" calcext:value-type="float">
            <text:p>26,882</text:p>
          </table:table-cell>
          <table:table-cell office:value-type="float" office:value="25.073333" calcext:value-type="float">
            <text:p>25,073333</text:p>
          </table:table-cell>
          <table:table-cell office:value-type="float" office:value="29.664286" calcext:value-type="float">
            <text:p>29,664286</text:p>
          </table:table-cell>
          <table:table-cell office:value-type="float" office:value="41.035" calcext:value-type="float">
            <text:p>41,035</text:p>
          </table:table-cell>
          <table:table-cell office:value-type="float" office:value="28.834444" calcext:value-type="float">
            <text:p>28,834444</text:p>
          </table:table-cell>
          <table:table-cell office:value-type="float" office:value="37.947" calcext:value-type="float">
            <text:p>37,947</text:p>
          </table:table-cell>
          <table:table-cell office:value-type="float" office:value="40.563636" calcext:value-type="float">
            <text:p>40,563636</text:p>
          </table:table-cell>
          <table:table-cell office:value-type="float" office:value="38.995833" calcext:value-type="float">
            <text:p>38,995833</text:p>
          </table:table-cell>
          <table:table-cell office:value-type="float" office:value="49.955385" calcext:value-type="float">
            <text:p>49,955385</text:p>
          </table:table-cell>
          <table:table-cell office:value-type="float" office:value="55.549286" calcext:value-type="float">
            <text:p>55,549286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8" calcext:value-type="float">
            <text:p>8,8</text:p>
          </table:table-cell>
          <table:table-cell office:value-type="float" office:value="8.025" calcext:value-type="float">
            <text:p>8,025</text:p>
          </table:table-cell>
          <table:table-cell office:value-type="float" office:value="8.073333" calcext:value-type="float">
            <text:p>8,073333</text:p>
          </table:table-cell>
          <table:table-cell office:value-type="float" office:value="8.3275" calcext:value-type="float">
            <text:p>8,3275</text:p>
          </table:table-cell>
          <table:table-cell office:value-type="float" office:value="8.554" calcext:value-type="float">
            <text:p>8,554</text:p>
          </table:table-cell>
          <table:table-cell office:value-type="float" office:value="8.1" calcext:value-type="float">
            <text:p>8,1</text:p>
          </table:table-cell>
          <table:table-cell office:value-type="float" office:value="8.037143" calcext:value-type="float">
            <text:p>8,037143</text:p>
          </table:table-cell>
          <table:table-cell office:value-type="float" office:value="7.79625" calcext:value-type="float">
            <text:p>7,79625</text:p>
          </table:table-cell>
          <table:table-cell office:value-type="float" office:value="8.244444" calcext:value-type="float">
            <text:p>8,244444</text:p>
          </table:table-cell>
          <table:table-cell office:value-type="float" office:value="8.277" calcext:value-type="float">
            <text:p>8,277</text:p>
          </table:table-cell>
          <table:table-cell office:value-type="float" office:value="7.655455" calcext:value-type="float">
            <text:p>7,655455</text:p>
          </table:table-cell>
          <table:table-cell office:value-type="float" office:value="8.104167" calcext:value-type="float">
            <text:p>8,104167</text:p>
          </table:table-cell>
          <table:table-cell office:value-type="float" office:value="8.033077" calcext:value-type="float">
            <text:p>8,033077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3" calcext:value-type="float">
            <text:p>10,3</text:p>
          </table:table-cell>
          <table:table-cell office:value-type="float" office:value="11.025" calcext:value-type="float">
            <text:p>11,025</text:p>
          </table:table-cell>
          <table:table-cell office:value-type="float" office:value="12.866667" calcext:value-type="float">
            <text:p>12,866667</text:p>
          </table:table-cell>
          <table:table-cell office:value-type="float" office:value="14.5875" calcext:value-type="float">
            <text:p>14,5875</text:p>
          </table:table-cell>
          <table:table-cell office:value-type="float" office:value="14.818" calcext:value-type="float">
            <text:p>14,818</text:p>
          </table:table-cell>
          <table:table-cell office:value-type="float" office:value="16.516667" calcext:value-type="float">
            <text:p>16,516667</text:p>
          </table:table-cell>
          <table:table-cell office:value-type="float" office:value="17.904286" calcext:value-type="float">
            <text:p>17,904286</text:p>
          </table:table-cell>
          <table:table-cell office:value-type="float" office:value="20.825" calcext:value-type="float">
            <text:p>20,825</text:p>
          </table:table-cell>
          <table:table-cell office:value-type="float" office:value="20.685556" calcext:value-type="float">
            <text:p>20,685556</text:p>
          </table:table-cell>
          <table:table-cell office:value-type="float" office:value="19.601" calcext:value-type="float">
            <text:p>19,601</text:p>
          </table:table-cell>
          <table:table-cell office:value-type="float" office:value="21.860909" calcext:value-type="float">
            <text:p>21,860909</text:p>
          </table:table-cell>
          <table:table-cell office:value-type="float" office:value="24.801667" calcext:value-type="float">
            <text:p>24,801667</text:p>
          </table:table-cell>
          <table:table-cell office:value-type="float" office:value="24.079231" calcext:value-type="float">
            <text:p>24,079231</text:p>
          </table:table-cell>
          <table:table-cell office:value-type="float" office:value="26.079286" calcext:value-type="float">
            <text:p>26,079286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.96" calcext:value-type="float">
            <text:p>9,96</text:p>
          </table:table-cell>
          <table:table-cell office:value-type="float" office:value="23.08" calcext:value-type="float">
            <text:p>23,08</text:p>
          </table:table-cell>
          <table:table-cell office:value-type="float" office:value="25.653333" calcext:value-type="float">
            <text:p>25,653333</text:p>
          </table:table-cell>
          <table:table-cell office:value-type="float" office:value="26.15" calcext:value-type="float">
            <text:p>26,15</text:p>
          </table:table-cell>
          <table:table-cell office:value-type="float" office:value="23.274" calcext:value-type="float">
            <text:p>23,274</text:p>
          </table:table-cell>
          <table:table-cell office:value-type="float" office:value="22.841667" calcext:value-type="float">
            <text:p>22,841667</text:p>
          </table:table-cell>
          <table:table-cell office:value-type="float" office:value="19.111429" calcext:value-type="float">
            <text:p>19,111429</text:p>
          </table:table-cell>
          <table:table-cell office:value-type="float" office:value="14.5975" calcext:value-type="float">
            <text:p>14,5975</text:p>
          </table:table-cell>
          <table:table-cell office:value-type="float" office:value="12.923333" calcext:value-type="float">
            <text:p>12,923333</text:p>
          </table:table-cell>
          <table:table-cell office:value-type="float" office:value="12.961" calcext:value-type="float">
            <text:p>12,961</text:p>
          </table:table-cell>
          <table:table-cell office:value-type="float" office:value="21.683636" calcext:value-type="float">
            <text:p>21,683636</text:p>
          </table:table-cell>
          <table:table-cell office:value-type="float" office:value="20.906667" calcext:value-type="float">
            <text:p>20,906667</text:p>
          </table:table-cell>
          <table:table-cell office:value-type="float" office:value="16.734615" calcext:value-type="float">
            <text:p>16,734615</text:p>
          </table:table-cell>
          <table:table-cell office:value-type="float" office:value="14.26" calcext:value-type="float">
            <text:p>14,26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9" calcext:value-type="float">
            <text:p>0,29</text:p>
          </table:table-cell>
          <table:table-cell office:value-type="float" office:value="1.22" calcext:value-type="float">
            <text:p>1,22</text:p>
          </table:table-cell>
          <table:table-cell office:value-type="float" office:value="2.993333" calcext:value-type="float">
            <text:p>2,993333</text:p>
          </table:table-cell>
          <table:table-cell office:value-type="float" office:value="2.11" calcext:value-type="float">
            <text:p>2,11</text:p>
          </table:table-cell>
          <table:table-cell office:value-type="float" office:value="2.492" calcext:value-type="float">
            <text:p>2,492</text:p>
          </table:table-cell>
          <table:table-cell office:value-type="float" office:value="2.301667" calcext:value-type="float">
            <text:p>2,301667</text:p>
          </table:table-cell>
          <table:table-cell office:value-type="float" office:value="1.841429" calcext:value-type="float">
            <text:p>1,841429</text:p>
          </table:table-cell>
          <table:table-cell office:value-type="float" office:value="1.8725" calcext:value-type="float">
            <text:p>1,8725</text:p>
          </table:table-cell>
          <table:table-cell office:value-type="float" office:value="2.874444" calcext:value-type="float">
            <text:p>2,874444</text:p>
          </table:table-cell>
          <table:table-cell office:value-type="float" office:value="3.713" calcext:value-type="float">
            <text:p>3,713</text:p>
          </table:table-cell>
          <table:table-cell office:value-type="float" office:value="4.294545" calcext:value-type="float">
            <text:p>4,294545</text:p>
          </table:table-cell>
          <table:table-cell office:value-type="float" office:value="5.198333" calcext:value-type="float">
            <text:p>5,198333</text:p>
          </table:table-cell>
          <table:table-cell office:value-type="float" office:value="4.895385" calcext:value-type="float">
            <text:p>4,895385</text:p>
          </table:table-cell>
          <table:table-cell office:value-type="float" office:value="5.587143" calcext:value-type="float">
            <text:p>5,587143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9.59" calcext:value-type="float">
            <text:p>9,59</text:p>
          </table:table-cell>
          <table:table-cell office:value-type="float" office:value="10.875" calcext:value-type="float">
            <text:p>10,875</text:p>
          </table:table-cell>
          <table:table-cell office:value-type="float" office:value="11.873333" calcext:value-type="float">
            <text:p>11,873333</text:p>
          </table:table-cell>
          <table:table-cell office:value-type="float" office:value="15.45" calcext:value-type="float">
            <text:p>15,45</text:p>
          </table:table-cell>
          <table:table-cell office:value-type="float" office:value="13.553474" calcext:value-type="float">
            <text:p>13,553474</text:p>
          </table:table-cell>
          <table:table-cell office:value-type="float" office:value="10.676491" calcext:value-type="float">
            <text:p>10,676491</text:p>
          </table:table-cell>
          <table:table-cell office:value-type="float" office:value="10.798346" calcext:value-type="float">
            <text:p>10,798346</text:p>
          </table:table-cell>
          <table:table-cell office:value-type="float" office:value="11.159349" calcext:value-type="float">
            <text:p>11,159349</text:p>
          </table:table-cell>
          <table:table-cell office:value-type="float" office:value="11.329649" calcext:value-type="float">
            <text:p>11,329649</text:p>
          </table:table-cell>
          <table:table-cell office:value-type="float" office:value="11.557082" calcext:value-type="float">
            <text:p>11,557082</text:p>
          </table:table-cell>
          <table:table-cell office:value-type="float" office:value="13.239192" calcext:value-type="float">
            <text:p>13,239192</text:p>
          </table:table-cell>
          <table:table-cell office:value-type="float" office:value="13.090317" calcext:value-type="float">
            <text:p>13,090317</text:p>
          </table:table-cell>
          <table:table-cell office:value-type="float" office:value="12.908467" calcext:value-type="float">
            <text:p>12,908467</text:p>
          </table:table-cell>
          <table:table-cell office:value-type="float" office:value="12.65198" calcext:value-type="float">
            <text:p>12,65198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58" calcext:value-type="float">
            <text:p>10,58</text:p>
          </table:table-cell>
          <table:table-cell office:value-type="float" office:value="9.795" calcext:value-type="float">
            <text:p>9,795</text:p>
          </table:table-cell>
          <table:table-cell office:value-type="float" office:value="9.996667" calcext:value-type="float">
            <text:p>9,996667</text:p>
          </table:table-cell>
          <table:table-cell office:value-type="float" office:value="9.7325" calcext:value-type="float">
            <text:p>9,7325</text:p>
          </table:table-cell>
          <table:table-cell office:value-type="float" office:value="10.576421" calcext:value-type="float">
            <text:p>10,576421</text:p>
          </table:table-cell>
          <table:table-cell office:value-type="float" office:value="10.473596" calcext:value-type="float">
            <text:p>10,473596</text:p>
          </table:table-cell>
          <table:table-cell office:value-type="float" office:value="10.677519" calcext:value-type="float">
            <text:p>10,677519</text:p>
          </table:table-cell>
          <table:table-cell office:value-type="float" office:value="10.913816" calcext:value-type="float">
            <text:p>10,913816</text:p>
          </table:table-cell>
          <table:table-cell office:value-type="float" office:value="10.696023" calcext:value-type="float">
            <text:p>10,696023</text:p>
          </table:table-cell>
          <table:table-cell office:value-type="float" office:value="10.51724" calcext:value-type="float">
            <text:p>10,51724</text:p>
          </table:table-cell>
          <table:table-cell office:value-type="float" office:value="10.832073" calcext:value-type="float">
            <text:p>10,832073</text:p>
          </table:table-cell>
          <table:table-cell office:value-type="float" office:value="10.648431" calcext:value-type="float">
            <text:p>10,648431</text:p>
          </table:table-cell>
          <table:table-cell office:value-type="float" office:value="10.503252" calcext:value-type="float">
            <text:p>10,503252</text:p>
          </table:table-cell>
          <table:table-cell office:value-type="float" office:value="10.858935" calcext:value-type="float">
            <text:p>10,858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8:47:20.7013768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9:12:17.851048391</dc:date>
    <meta:editing-duration>PT11H24M58S</meta:editing-duration>
    <meta:editing-cycles>3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94cm" svg:height="12.91cm" xlink:href=".." xlink:type="simple" chart:class="chart:scatter" chart:style-name="ch1">
        <chart:title svg:x="10.368cm" svg:y="0.394cm" chart:style-name="ch2">
          <text:p>change_M_metric_query_count</text:p>
        </chart:title>
        <chart:legend chart:legend-position="end" svg:x="19.003cm" svg:y="4.164cm" style:legend-expansion="high" chart:style-name="ch3"/>
        <chart:plot-area chart:style-name="ch4" table:cell-range-address="Лист1.A5:Лист1.O5 Лист1.B12:Лист1.O13 Лист1.A8:Лист1.A8 Лист1.B10:Лист1.O10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541cm" svg:y="1.457cm" svg:width="17.921cm" svg:height="11.195cm">
          <chartooo:coordinate-region svg:x="1.162cm" svg:y="1.656cm" svg:width="17.113cm" svg:height="10.349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6.23">
                <text:p>6.23</text:p>
                <draw:g>
                  <svg:desc>Лист1.B10:Лист1.O10</svg:desc>
                </draw:g>
              </table:table-cell>
              <table:table-cell office:value-type="float" office:value="4.985">
                <text:p>4.985</text:p>
              </table:table-cell>
              <table:table-cell office:value-type="float" office:value="5.26">
                <text:p>5.26</text:p>
              </table:table-cell>
              <table:table-cell office:value-type="float" office:value="5.18">
                <text:p>5.18</text:p>
              </table:table-cell>
              <table:table-cell office:value-type="float" office:value="5.178">
                <text:p>5.178</text:p>
              </table:table-cell>
              <table:table-cell office:value-type="float" office:value="5.555">
                <text:p>5.555</text:p>
              </table:table-cell>
              <table:table-cell office:value-type="float" office:value="7.04">
                <text:p>7.04</text:p>
              </table:table-cell>
              <table:table-cell office:value-type="float" office:value="7.39375">
                <text:p>7.39375</text:p>
              </table:table-cell>
              <table:table-cell office:value-type="float" office:value="7.537778">
                <text:p>7.537778</text:p>
              </table:table-cell>
              <table:table-cell office:value-type="float" office:value="7.565">
                <text:p>7.565</text:p>
              </table:table-cell>
              <table:table-cell office:value-type="float" office:value="7.470909">
                <text:p>7.470909</text:p>
              </table:table-cell>
              <table:table-cell office:value-type="float" office:value="7.279167">
                <text:p>7.279167</text:p>
              </table:table-cell>
              <table:table-cell office:value-type="float" office:value="7.266154">
                <text:p>7.266154</text:p>
              </table:table-cell>
              <table:table-cell office:value-type="float" office:value="7.315">
                <text:p>7.315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8.49">
                <text:p>8.49</text:p>
                <draw:g>
                  <svg:desc>Лист1.B7:Лист1.O7</svg:desc>
                </draw:g>
              </table:table-cell>
              <table:table-cell office:value-type="float" office:value="8.76">
                <text:p>8.76</text:p>
              </table:table-cell>
              <table:table-cell office:value-type="float" office:value="9.723333">
                <text:p>9.723333</text:p>
              </table:table-cell>
              <table:table-cell office:value-type="float" office:value="10.2925">
                <text:p>10.2925</text:p>
              </table:table-cell>
              <table:table-cell office:value-type="float" office:value="11.228">
                <text:p>11.228</text:p>
              </table:table-cell>
              <table:table-cell office:value-type="float" office:value="13.488333">
                <text:p>13.488333</text:p>
              </table:table-cell>
              <table:table-cell office:value-type="float" office:value="12.185714">
                <text:p>12.185714</text:p>
              </table:table-cell>
              <table:table-cell office:value-type="float" office:value="12.54875">
                <text:p>12.54875</text:p>
              </table:table-cell>
              <table:table-cell office:value-type="float" office:value="13.721111">
                <text:p>13.721111</text:p>
              </table:table-cell>
              <table:table-cell office:value-type="float" office:value="11.821">
                <text:p>11.821</text:p>
              </table:table-cell>
              <table:table-cell office:value-type="float" office:value="11.806364">
                <text:p>11.806364</text:p>
              </table:table-cell>
              <table:table-cell office:value-type="float" office:value="13.1875">
                <text:p>13.1875</text:p>
              </table:table-cell>
              <table:table-cell office:value-type="float" office:value="14.887692">
                <text:p>14.887692</text:p>
              </table:table-cell>
              <table:table-cell office:value-type="float" office:value="12.076429">
                <text:p>12.076429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1.73">
                <text:p>11.73</text:p>
                <draw:g>
                  <svg:desc>Лист1.B13:Лист1.O13</svg:desc>
                </draw:g>
              </table:table-cell>
              <table:table-cell office:value-type="float" office:value="15.85">
                <text:p>15.85</text:p>
              </table:table-cell>
              <table:table-cell office:value-type="float" office:value="20.066667">
                <text:p>20.066667</text:p>
              </table:table-cell>
              <table:table-cell office:value-type="float" office:value="24.4775">
                <text:p>24.4775</text:p>
              </table:table-cell>
              <table:table-cell office:value-type="float" office:value="26.882">
                <text:p>26.882</text:p>
              </table:table-cell>
              <table:table-cell office:value-type="float" office:value="25.073333">
                <text:p>25.073333</text:p>
              </table:table-cell>
              <table:table-cell office:value-type="float" office:value="29.664286">
                <text:p>29.664286</text:p>
              </table:table-cell>
              <table:table-cell office:value-type="float" office:value="41.035">
                <text:p>41.035</text:p>
              </table:table-cell>
              <table:table-cell office:value-type="float" office:value="28.834444">
                <text:p>28.834444</text:p>
              </table:table-cell>
              <table:table-cell office:value-type="float" office:value="37.947">
                <text:p>37.947</text:p>
              </table:table-cell>
              <table:table-cell office:value-type="float" office:value="40.563636">
                <text:p>40.563636</text:p>
              </table:table-cell>
              <table:table-cell office:value-type="float" office:value="38.995833">
                <text:p>38.995833</text:p>
              </table:table-cell>
              <table:table-cell office:value-type="float" office:value="49.955385">
                <text:p>49.955385</text:p>
              </table:table-cell>
              <table:table-cell office:value-type="float" office:value="55.549286">
                <text:p>55.549286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8.8">
                <text:p>8.8</text:p>
                <draw:g>
                  <svg:desc>Лист1.B16:Лист1.O16</svg:desc>
                </draw:g>
              </table:table-cell>
              <table:table-cell office:value-type="float" office:value="8.025">
                <text:p>8.025</text:p>
              </table:table-cell>
              <table:table-cell office:value-type="float" office:value="8.073333">
                <text:p>8.073333</text:p>
              </table:table-cell>
              <table:table-cell office:value-type="float" office:value="8.3275">
                <text:p>8.3275</text:p>
              </table:table-cell>
              <table:table-cell office:value-type="float" office:value="8.554">
                <text:p>8.554</text:p>
              </table:table-cell>
              <table:table-cell office:value-type="float" office:value="8.1">
                <text:p>8.1</text:p>
              </table:table-cell>
              <table:table-cell office:value-type="float" office:value="8.037143">
                <text:p>8.037143</text:p>
              </table:table-cell>
              <table:table-cell office:value-type="float" office:value="7.79625">
                <text:p>7.79625</text:p>
              </table:table-cell>
              <table:table-cell office:value-type="float" office:value="8.244444">
                <text:p>8.244444</text:p>
              </table:table-cell>
              <table:table-cell office:value-type="float" office:value="8.277">
                <text:p>8.277</text:p>
              </table:table-cell>
              <table:table-cell office:value-type="float" office:value="7.655455">
                <text:p>7.655455</text:p>
              </table:table-cell>
              <table:table-cell office:value-type="float" office:value="8.104167">
                <text:p>8.104167</text:p>
              </table:table-cell>
              <table:table-cell office:value-type="float" office:value="8.033077">
                <text:p>8.03307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0.3">
                <text:p>10.3</text:p>
                <draw:g>
                  <svg:desc>Лист1.B19:Лист1.O19</svg:desc>
                </draw:g>
              </table:table-cell>
              <table:table-cell office:value-type="float" office:value="11.025">
                <text:p>11.025</text:p>
              </table:table-cell>
              <table:table-cell office:value-type="float" office:value="12.866667">
                <text:p>12.866667</text:p>
              </table:table-cell>
              <table:table-cell office:value-type="float" office:value="14.5875">
                <text:p>14.5875</text:p>
              </table:table-cell>
              <table:table-cell office:value-type="float" office:value="14.818">
                <text:p>14.818</text:p>
              </table:table-cell>
              <table:table-cell office:value-type="float" office:value="16.516667">
                <text:p>16.516667</text:p>
              </table:table-cell>
              <table:table-cell office:value-type="float" office:value="17.904286">
                <text:p>17.904286</text:p>
              </table:table-cell>
              <table:table-cell office:value-type="float" office:value="20.825">
                <text:p>20.825</text:p>
              </table:table-cell>
              <table:table-cell office:value-type="float" office:value="20.685556">
                <text:p>20.685556</text:p>
              </table:table-cell>
              <table:table-cell office:value-type="float" office:value="19.601">
                <text:p>19.601</text:p>
              </table:table-cell>
              <table:table-cell office:value-type="float" office:value="21.860909">
                <text:p>21.860909</text:p>
              </table:table-cell>
              <table:table-cell office:value-type="float" office:value="24.801667">
                <text:p>24.801667</text:p>
              </table:table-cell>
              <table:table-cell office:value-type="float" office:value="24.079231">
                <text:p>24.079231</text:p>
              </table:table-cell>
              <table:table-cell office:value-type="float" office:value="26.079286">
                <text:p>26.079286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9.96">
                <text:p>9.96</text:p>
                <draw:g>
                  <svg:desc>Лист1.B22:Лист1.O22</svg:desc>
                </draw:g>
              </table:table-cell>
              <table:table-cell office:value-type="float" office:value="23.08">
                <text:p>23.08</text:p>
              </table:table-cell>
              <table:table-cell office:value-type="float" office:value="25.653333">
                <text:p>25.653333</text:p>
              </table:table-cell>
              <table:table-cell office:value-type="float" office:value="26.15">
                <text:p>26.15</text:p>
              </table:table-cell>
              <table:table-cell office:value-type="float" office:value="23.274">
                <text:p>23.274</text:p>
              </table:table-cell>
              <table:table-cell office:value-type="float" office:value="22.841667">
                <text:p>22.841667</text:p>
              </table:table-cell>
              <table:table-cell office:value-type="float" office:value="19.111429">
                <text:p>19.111429</text:p>
              </table:table-cell>
              <table:table-cell office:value-type="float" office:value="14.5975">
                <text:p>14.5975</text:p>
              </table:table-cell>
              <table:table-cell office:value-type="float" office:value="12.923333">
                <text:p>12.923333</text:p>
              </table:table-cell>
              <table:table-cell office:value-type="float" office:value="12.961">
                <text:p>12.961</text:p>
              </table:table-cell>
              <table:table-cell office:value-type="float" office:value="21.683636">
                <text:p>21.683636</text:p>
              </table:table-cell>
              <table:table-cell office:value-type="float" office:value="20.906667">
                <text:p>20.906667</text:p>
              </table:table-cell>
              <table:table-cell office:value-type="float" office:value="16.734615">
                <text:p>16.734615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29">
                <text:p>0.29</text:p>
                <draw:g>
                  <svg:desc>Лист1.B25:Лист1.O25</svg:desc>
                </draw:g>
              </table:table-cell>
              <table:table-cell office:value-type="float" office:value="1.22">
                <text:p>1.22</text:p>
              </table:table-cell>
              <table:table-cell office:value-type="float" office:value="2.993333">
                <text:p>2.993333</text:p>
              </table:table-cell>
              <table:table-cell office:value-type="float" office:value="2.11">
                <text:p>2.11</text:p>
              </table:table-cell>
              <table:table-cell office:value-type="float" office:value="2.492">
                <text:p>2.492</text:p>
              </table:table-cell>
              <table:table-cell office:value-type="float" office:value="2.301667">
                <text:p>2.301667</text:p>
              </table:table-cell>
              <table:table-cell office:value-type="float" office:value="1.841429">
                <text:p>1.841429</text:p>
              </table:table-cell>
              <table:table-cell office:value-type="float" office:value="1.8725">
                <text:p>1.8725</text:p>
              </table:table-cell>
              <table:table-cell office:value-type="float" office:value="2.874444">
                <text:p>2.874444</text:p>
              </table:table-cell>
              <table:table-cell office:value-type="float" office:value="3.713">
                <text:p>3.713</text:p>
              </table:table-cell>
              <table:table-cell office:value-type="float" office:value="4.294545">
                <text:p>4.294545</text:p>
              </table:table-cell>
              <table:table-cell office:value-type="float" office:value="5.198333">
                <text:p>5.198333</text:p>
              </table:table-cell>
              <table:table-cell office:value-type="float" office:value="4.895385">
                <text:p>4.895385</text:p>
              </table:table-cell>
              <table:table-cell office:value-type="float" office:value="5.587143">
                <text:p>5.587143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9.59">
                <text:p>9.59</text:p>
                <draw:g>
                  <svg:desc>Лист1.B28:Лист1.O28</svg:desc>
                </draw:g>
              </table:table-cell>
              <table:table-cell office:value-type="float" office:value="10.875">
                <text:p>10.875</text:p>
              </table:table-cell>
              <table:table-cell office:value-type="float" office:value="11.873333">
                <text:p>11.873333</text:p>
              </table:table-cell>
              <table:table-cell office:value-type="float" office:value="15.45">
                <text:p>15.45</text:p>
              </table:table-cell>
              <table:table-cell office:value-type="float" office:value="13.553474">
                <text:p>13.553474</text:p>
              </table:table-cell>
              <table:table-cell office:value-type="float" office:value="10.676491">
                <text:p>10.676491</text:p>
              </table:table-cell>
              <table:table-cell office:value-type="float" office:value="10.798346">
                <text:p>10.798346</text:p>
              </table:table-cell>
              <table:table-cell office:value-type="float" office:value="11.159349">
                <text:p>11.159349</text:p>
              </table:table-cell>
              <table:table-cell office:value-type="float" office:value="11.329649">
                <text:p>11.329649</text:p>
              </table:table-cell>
              <table:table-cell office:value-type="float" office:value="11.557082">
                <text:p>11.557082</text:p>
              </table:table-cell>
              <table:table-cell office:value-type="float" office:value="13.239192">
                <text:p>13.239192</text:p>
              </table:table-cell>
              <table:table-cell office:value-type="float" office:value="13.090317">
                <text:p>13.090317</text:p>
              </table:table-cell>
              <table:table-cell office:value-type="float" office:value="12.908467">
                <text:p>12.908467</text:p>
              </table:table-cell>
              <table:table-cell office:value-type="float" office:value="12.65198">
                <text:p>12.65198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0.58">
                <text:p>10.58</text:p>
                <draw:g>
                  <svg:desc>Лист1.B31:Лист1.O31</svg:desc>
                </draw:g>
              </table:table-cell>
              <table:table-cell office:value-type="float" office:value="9.795">
                <text:p>9.795</text:p>
              </table:table-cell>
              <table:table-cell office:value-type="float" office:value="9.996667">
                <text:p>9.996667</text:p>
              </table:table-cell>
              <table:table-cell office:value-type="float" office:value="9.7325">
                <text:p>9.7325</text:p>
              </table:table-cell>
              <table:table-cell office:value-type="float" office:value="10.576421">
                <text:p>10.576421</text:p>
              </table:table-cell>
              <table:table-cell office:value-type="float" office:value="10.473596">
                <text:p>10.473596</text:p>
              </table:table-cell>
              <table:table-cell office:value-type="float" office:value="10.677519">
                <text:p>10.677519</text:p>
              </table:table-cell>
              <table:table-cell office:value-type="float" office:value="10.913816">
                <text:p>10.913816</text:p>
              </table:table-cell>
              <table:table-cell office:value-type="float" office:value="10.696023">
                <text:p>10.696023</text:p>
              </table:table-cell>
              <table:table-cell office:value-type="float" office:value="10.51724">
                <text:p>10.51724</text:p>
              </table:table-cell>
              <table:table-cell office:value-type="float" office:value="10.832073">
                <text:p>10.832073</text:p>
              </table:table-cell>
              <table:table-cell office:value-type="float" office:value="10.648431">
                <text:p>10.648431</text:p>
              </table:table-cell>
              <table:table-cell office:value-type="float" office:value="10.503252">
                <text:p>10.503252</text:p>
              </table:table-cell>
              <table:table-cell office:value-type="float" office:value="10.858935">
                <text:p>10.858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